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text-underline-style="none"/>
    </style:style>
    <style:style style:name="P2" style:family="paragraph" style:parent-style-name="Preformatted_20_Text">
      <style:text-properties style:text-underline-style="solid" style:text-underline-width="auto" style:text-underline-color="font-color"/>
    </style:style>
    <style:style style:name="P3" style:family="paragraph" style:parent-style-name="Preformatted_20_Text">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Ohjelmoinnin harjoitustyö: Toistoharjoittelua</text:p>
      <text:p text:style-name="Preformatted_20_Text"/>
      <text:p text:style-name="Preformatted_20_Text">Heikki Tuomisto</text:p>
      <text:p text:style-name="Preformatted_20_Text"/>
      <text:p text:style-name="Preformatted_20_Text">Tehdään ohjelma sanaparien harjoitteluun. Ohjelma kysyy sanaa ja opiskelija yrittää osata sanan parin. Sanaparit voivat olla esimerkiksi kahta eri kieltä. Muita esimerkkejä opiskeltavista sanapareista: valtioiden pääkaupungit, alkuaineiden kemialliset merkit<text:span text:style-name="T2">. </text:span>Sanalla voi olla useita vastineita.</text:p>
      <text:p text:style-name="P1"/>
      <text:p text:style-name="Preformatted_20_Text"><text:span text:style-name="T2">Sanaparit voidaan syöttää käyttöliittymässä, mutta ne voidaan ladata myös </text:span><text:span text:style-name="T3">tekstitiedostosta.</text:span><text:span text:style-name="T2"> Samaa sanaparia ei tallenneta useampaan kertaan. Jos useilla sanapareilla on sama kysymys, vastauksen muodostavat sanajoukon, esim. </text:span></text:p>
      <text:p text:style-name="P1"><text:tab/>A<text:tab/>B<text:tab/><text:tab/>[syöte1]</text:p>
      <text:p text:style-name="P2"><text:tab/>A<text:tab/>C <text:s/><text:tab/><text:tab/>[syöte2] </text:p>
      <text:p text:style-name="P1"><text:tab/>A<text:tab/>B,C<text:tab/><text:tab/>[tulos]</text:p>
      <text:p text:style-name="Preformatted_20_Text"/>
      <text:p text:style-name="Preformatted_20_Text">Sanaparien opiskelu tapahtuu ”kierroksina”. Kussakin kierroksessa käydään kaikki kysyttävät sanat läp<text:span text:style-name="T2">i satunnaisessa järj</text:span>estyksessä. (Yksittäisten sanojen kysymisten määrä tasoittuu ”pitkässä juoksussa”.) Kierroksen alussa kysytään parametri: montako oikeaa vastausta tarvitaan, jotta sana voidaan jättää pois kyseltävien joukosta. Esim. jos parametrille annetaan arvo 2, sana jää kyseltävien joukkoon vielä yhden oikean vastauksen jälkeen. Kun toinen oikea vastaus tulee, sanaa ei enää kysellä – <text:span text:style-name="T2">edellyttäen, että välillä ei ole tullut väärää vastausta. Väärä vastaus nollaa laskurin ja oikeiden vastausten pisteitä täytyy alkaa kerätä alusta. Väärän vastauksen jälkeen annetaan oikeiden vastausten lista opiskelua varten.</text:span></text:p>
      <text:p text:style-name="Preformatted_20_Text"><text:span text:style-name="T2"/></text:p>
      <text:p text:style-name="Preformatted_20_Text"><text:span text:style-name="T2">Tiedostosta tai näppäimistöltä luetun kysymyksen/vastauksen alussa tai lopussa olevat välilyönnit jätetään huomioimatta. Sen sijaan isot ja pienet kirjaimet erotellaan.</text:span></text:p>
      <text:p text:style-name="P1"><text:s/></text:p>
      <text:p text:style-name="Preformatted_20_Text"><text:span text:style-name="T4">K</text:span><text:span text:style-name="T3">unkin kierroksen lopussa annetaan raportti virheellisten vastausten sanakohtaisesta määrästä.</text:span> Listan järjestys on laskeva eli eniten virheitä aiheuttanut sana on listassa ensimmäisenä. <text:span text:style-name="T2">Väärien vastausten sanakohtainen laskuri nollautuu aloitettaessa uusi kierros. Tyhjä vastaus lopettaa kierroksen.</text:span></text:p>
      <text:p text:style-name="P3"/>
      <text:p text:style-name="P1"/>
      <text:p text:style-name="P1">Jäljellä olevien kyseltävien sanojen lukumäärä ilmoitetaan jokaisen kyselyn jälkeen. Kierros päättyy, kun kyseltäviä sanoja ei enää ole jäljellä. Kierroksen voi myös keskeyttää milloin tahansa antamalla tyhjä vastaus. Kierroksen päätyttyä käyttäjä voi aloittaa uuden kierroksen tai lopettaa ohjelman käytön.</text:p>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Kai CN" svg:font-family="'AR PL UKai CN'"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AR PL UKai CN"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10-02T14:28:40</dc:date>
    <dc:creator>Heikki Tuomisto</dc:creator>
    <meta:editing-duration>PT15M46S</meta:editing-duration>
    <meta:editing-cycles>8</meta:editing-cycles>
    <meta:document-statistic meta:table-count="0" meta:image-count="0" meta:object-count="0" meta:page-count="1" meta:paragraph-count="12" meta:word-count="254" meta:character-count="2124" meta:non-whitespace-character-count="2120"/>
  </office:meta>
</office:document-meta>
</file>